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6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00cc00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color="#ff0066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cc00" fo:font-weight="bold" style:font-weight-asian="bold" style:font-weight-complex="bold"/>
    </style:style>
    <style:style style:name="T4" style:family="text">
      <style:text-properties fo:color="#ff0066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7cm" svg:y="10.9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cm" svg:height="3.3cm" svg:x="14.8cm" svg:y="5.8cm">
          <text:p text:style-name="P1"><text:span text:style-name="T1">RES1</text:span></text:p>
          <text:p text:style-name="P1"><text:span text:style-name="T2">Cpt = 2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cm" svg:height="3.3cm" svg:x="16.7cm" svg:y="10.9cm">
          <text:p text:style-name="P1"><text:span text:style-name="T1">RES2</text:span></text:p>
          <text:p text:style-name="P1"><text:span text:style-name="T2">Cpt =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3.3cm" svg:x="14.6cm" svg:y="15.9cm">
          <text:p text:style-name="P1"><text:span text:style-name="T1">RES3</text:span></text:p>
          <text:p text:style-name="P1"><text:span text:style-name="T2">Cpt = 5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cm" svg:height="1cm" svg:x="3.3cm" svg:y="12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cm" svg:height="1cm" svg:x="4.4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5.5cm" svg:y="12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6.5cm" svg:y1="18.3cm" svg:x2="17.1cm" svg:y2="17.6cm">
          <text:p/>
        </draw:line>
        <draw:line draw:style-name="gr7" draw:text-style-name="P9" draw:layer="layout" svg:x1="16.5cm" svg:y1="17.6cm" svg:x2="17.1cm" svg:y2="18.3cm">
          <text:p/>
        </draw:line>
        <draw:line draw:style-name="gr7" draw:text-style-name="P9" draw:layer="layout" svg:x1="16.7cm" svg:y1="7.4cm" svg:x2="17.3cm" svg:y2="8.1cm">
          <text:p/>
        </draw:line>
        <draw:line draw:style-name="gr7" draw:text-style-name="P9" draw:layer="layout" svg:x1="16.7cm" svg:y1="8.1cm" svg:x2="17.3cm" svg:y2="7.4cm">
          <text:p/>
        </draw:line>
        <draw:frame draw:style-name="gr8" draw:text-style-name="P11" draw:layer="layout" svg:width="3.9cm" svg:height="1.3cm" svg:x="2.9cm" svg:y="9.8cm">
          <draw:text-box>
            <text:p text:style-name="P10"><text:span text:style-name="T5">Vecteur de compteur de S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4:08:02.225915649</dc:date>
    <meta:editing-duration>PT13M52S</meta:editing-duration>
    <meta:editing-cycles>5</meta:editing-cycles>
    <meta:document-statistic meta:object-count="12"/>
  </office:meta>
</office:document-meta>
</file>